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623" officeooo:paragraph-rsid="00189623"/>
    </style:style>
    <style:style style:name="P2" style:family="paragraph" style:parent-style-name="Standard" style:list-style-name="L1">
      <style:text-properties officeooo:rsid="00189623" officeooo:paragraph-rsid="00189623"/>
    </style:style>
    <style:style style:name="P3" style:family="paragraph" style:parent-style-name="Standard" style:list-style-name="L1">
      <style:text-properties officeooo:rsid="00191c6e" officeooo:paragraph-rsid="00191c6e"/>
    </style:style>
    <style:style style:name="P4" style:family="paragraph" style:parent-style-name="Standard" style:list-style-name="L1">
      <style:text-properties officeooo:rsid="001a1a8a" officeooo:paragraph-rsid="001a1a8a"/>
    </style:style>
    <style:style style:name="P5" style:family="paragraph" style:parent-style-name="Standard">
      <style:text-properties officeooo:rsid="001a1a8a" officeooo:paragraph-rsid="001a1a8a"/>
    </style:style>
    <style:style style:name="P6" style:family="paragraph" style:parent-style-name="Standard">
      <style:text-properties fo:font-weight="bold" officeooo:rsid="00189623" officeooo:paragraph-rsid="00189623" style:font-weight-asian="bold" style:font-weight-complex="bold"/>
    </style:style>
    <style:style style:name="T1" style:family="text">
      <style:text-properties officeooo:rsid="001a1a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s and work done</text:p>
      <text:p text:style-name="P1"/>
      <text:p text:style-name="P6">10/28/2020</text:p>
      <text:p text:style-name="P1">4:30pm - <text:span text:style-name="T1">9pm</text:span></text:p>
      <text:list xml:id="list3228342528" text:style-name="L1">
        <text:list-item>
          <text:p text:style-name="P2">put ICard.h in interface folder</text:p>
        </text:list-item>
        <text:list-item>
          <text:p text:style-name="P2">removed attributes from Card.h interface</text:p>
        </text:list-item>
        <text:list-item>
          <text:p text:style-name="P2">made return type of getCardView an ICardView</text:p>
        </text:list-item>
        <text:list-item>
          <text:p text:style-name="P2">fixed definition to be in format ICARD_H</text:p>
        </text:list-item>
        <text:list-item>
          <text:p text:style-name="P2">made Card.h</text:p>
        </text:list-item>
        <text:list-item>
          <text:p text:style-name="P3">fixed card.cpp to implement Card.h</text:p>
        </text:list-item>
        <text:list-item>
          <text:p text:style-name="P2">made RummyGame.h</text:p>
        </text:list-item>
        <text:list-item>
          <text:p text:style-name="P3">made RummyGame.cpp</text:p>
        </text:list-item>
        <text:list-item>
          <text:p text:style-name="P4">made Stack.h</text:p>
        </text:list-item>
        <text:list-item>
          <text:p text:style-name="P4">fixed Stack.cpp</text:p>
        </text:list-item>
        <text:list-item>
          <text:p text:style-name="P4">fixed all the ifndef and defines for header files to be in correct format</text:p>
        </text:list-item>
        <text:list-item>
          <text:p text:style-name="P4">pushed changes to git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9:43:21.909824444</meta:creation-date>
    <dc:date>2020-10-28T21:02:36.780055145</dc:date>
    <meta:editing-duration>PT58M54S</meta:editing-duration>
    <meta:editing-cycles>1</meta:editing-cycles>
    <meta:document-statistic meta:table-count="0" meta:image-count="0" meta:object-count="0" meta:page-count="1" meta:paragraph-count="15" meta:word-count="77" meta:character-count="408" meta:non-whitespace-character-count="358"/>
    <meta:generator>LibreOffice/6.0.7.3$Linux_X86_64 LibreOffice_project/00m0$Build-3</meta:generator>
  </office:meta>
</office:document-meta>
</file>